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118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2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2. Preparation'.$H$3]" office:value-type="time" office:time-value="PT01H55M00S" calcext:value-type="time">
            <text:p>01:55</text:p>
          </table:table-cell>
          <table:table-cell table:style-name="ce147" table:formula="of:=['2. Preparation'.$J$3]" office:value-type="time" office:time-value="PT27H55M00S" calcext:value-type="time">
            <text:p>27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3. Final Testing'.$H$3]" office:value-type="time" office:time-value="PT01H30M00S" calcext:value-type="time">
            <text:p>01:30</text:p>
          </table:table-cell>
          <table:table-cell table:style-name="ce147" table:formula="of:=['3. Final Testing'.$J$3]" office:value-type="time" office:time-value="PT29H25M00S" calcext:value-type="time">
            <text:p>29:2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7" table:formula="of:=['4. Build'.$H$3]" office:value-type="time" office:time-value="PT00H40M00S" calcext:value-type="time">
            <text:p>00:40</text:p>
          </table:table-cell>
          <table:table-cell table:style-name="ce147" table:formula="of:=['4. Build'.$J$3]" office:value-type="time" office:time-value="PT30H05M00S" calcext:value-type="time">
            <text:p>30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7" table:formula="of:=['7. Upload'.$H$3]" office:value-type="time" office:time-value="PT01H50M00S" calcext:value-type="time">
            <text:p>01:50</text:p>
          </table:table-cell>
          <table:table-cell table:style-name="ce147" table:formula="of:=['7. Upload'.$J$3]" office:value-type="time" office:time-value="PT32H30M00S" calcext:value-type="time">
            <text:p>32:3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8. Finalization'.$H$3]" office:value-type="time" office:time-value="PT03H45M00S" calcext:value-type="time">
            <text:p>03:45</text:p>
          </table:table-cell>
          <table:table-cell table:style-name="ce147" table:formula="of:=['8. Finalization'.$J$3]" office:value-type="time" office:time-value="PT35H45M00S" calcext:value-type="time">
            <text:p>35:4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6"/>
          <table:table-cell table:style-name="ce16" office:value-type="string" calcext:value-type="string">
            <text:p><text:span text:style-name="T2">x86 </text:span>Build</text:p>
          </table:table-cell>
          <table:table-cell table:style-name="ce16" office:value-type="string" calcext:value-type="string">
            <text:p>x64 Build</text:p>
          </table:table-cell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21-01-29" calcext:value-type="date">
            <text:p>2021-01-29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4" office:value-type="float" office:value="17951" calcext:value-type="float">
            <text:p>17951</text:p>
          </table:table-cell>
          <table:table-cell table:style-name="ce174" office:value-type="float" office:value="18005" calcext:value-type="float">
            <text:p>18005</text:p>
          </table:table-cell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3672</text:p>
          </table:table-cell>
          <table:table-cell table:style-name="ce15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overall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584])" office:value-type="time" office:time-value="PT27H55M00S" calcext:value-type="time">
            <text:p>27:5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30M00S" calcext:value-type="time">
            <text:p>26:3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3">*.* throughout "\Trunk\MKY"</text:span><text:span text:style-name="T5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7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7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7">    &gt; Includes file header of Template.cs</text:span>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  <text:p><text:span text:style-name="T8">     ( FileVersionsTest.cs is OK. )</text:span></text:p>
            <text:p><text:span text:style-name="T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8">Set </text:span><text:span text:style-name="T12">ProductBuildDesign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8">Set </text:span><text:span text:style-name="T12">ProductVersionStabilityIndication</text:span><text:span text:style-name="T8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35M00S" calcext:value-type="time">
            <text:p>26:3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05M00S" calcext:value-type="time">
            <text:p>27:0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3">Quick-Diff "\!-Settings\!-Current\</text:span><text:span text:style-name="T14">*Default.xml</text:span><text:span text:style-name="T15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10M00S" calcext:value-type="time">
            <text:p>03:1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40M00S" calcext:value-type="time">
            <text:p>03:4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6">               Location = </text:span><text:span text:style-name="T17">&lt;</text:span><text:span text:style-name="T18">X</text:span><text:span text:style-name="T19">&gt;</text:span><text:span text:style-name="T20">390</text:span><text:span text:style-name="T19">&lt;/</text:span><text:span text:style-name="T18">X</text:span><text:span text:style-name="T19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7H55M00S" calcext:value-type="time">
            <text:p>27:5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7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2. Preparation'.$J$3]" office:value-type="time" office:time-value="PT27H55M00S" calcext:value-type="time">
            <text:p>27:55</text:p>
          </table:table-cell>
          <table:table-cell table:style-name="ce251" table:formula="of:=MAX([.I4:.I65603])" office:value-type="time" office:time-value="PT29H25M00S" calcext:value-type="time">
            <text:p>29:2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05M00S" calcext:value-type="time">
            <text:p>28:0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3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15M00S" calcext:value-type="time">
            <text:p>28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Note: Analysis just </text:span><text:span text:style-name="T13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15M00S" calcext:value-type="time">
            <text:p>29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4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3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3">Note: Run takes around </text:span><text:span text:style-name="T14">two hours</text:span><text:span text:style-name="T15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4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29H25M00S" calcext:value-type="time">
            <text:p>29:25</text:p>
          </table:table-cell>
          <table:table-cell table:style-name="ce333" table:formula="of:=MAX([.I4:.I65524])" office:value-type="time" office:time-value="PT30H05M00S" calcext:value-type="time">
            <text:p>30:0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35M00S" calcext:value-type="time">
            <text:p>29:3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4.1.6." calcext:value-type="string">
            <text:p>4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45M00S" calcext:value-type="time">
            <text:p>29:4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7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4.2.5." calcext:value-type="string">
            <text:p>4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05M00S" calcext:value-type="time">
            <text:p>30:0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1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Notes: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&gt; The prerequisites result in three WARNING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118" office:value-type="string" calcext:value-type="string">
            <text:p><text:s text:c="4"/>These WARNINGs are considered accetable and can be ignor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496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1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30H05M00S" calcext:value-type="time">
            <text:p>30:05</text:p>
          </table:table-cell>
          <table:table-cell table:style-name="ce251" table:formula="of:=MAX([.I4:.I65501])" office:value-type="time" office:time-value="PT30H40M00S" calcext:value-type="time">
            <text:p>30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10M00S" calcext:value-type="time">
            <text:p>30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3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9])+[.G13]" office:value-type="time" office:time-value="PT30H15M00S" calcext:value-type="time">
            <text:p>30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3]; COUNTA([.C$14:.C14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6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9])+[.G16]" office:value-type="time" office:time-value="PT30H40M00S" calcext:value-type="time">
            <text:p>30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6]; COUNTA([.C$17:.C17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6])" office:value-type="time" office:time-value="PT00H40M00S" calcext:value-type="time">
            <text:p>00:4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6])" office:value-type="time" office:time-value="PT31H20M00S" calcext:value-type="time">
            <text:p>31:2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30H50M00S" calcext:value-type="time">
            <text:p>30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<text:span text:style-name="T16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8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6])+[.G26]" office:value-type="time" office:time-value="PT31H20M00S" calcext:value-type="time">
            <text:p>31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8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29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Open </text:span><text:span text:style-name="T21"><text:a xlink:href="file:///C: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64\Release"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&gt; Copy "OxyPlot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3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48]); &quot;.&quot;)" office:value-type="string" office:string-value="6.2.5." calcext:value-type="string">
            <text:p>6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0]); &quot;.&quot;)" office:value-type="string" office:string-value="6.2.6." calcext:value-type="string">
            <text:p>6.2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58]); &quot;.&quot;)" office:value-type="string" office:string-value="6.2.7." calcext:value-type="string">
            <text:p>6.2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50M00S" calcext:value-type="time">
            <text:p>01:5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3])" office:value-type="time" office:time-value="PT32H30M00S" calcext:value-type="time">
            <text:p>32:3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18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9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8])+[.G9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]; COUNTA([.C$10:.C10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2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3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14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9]; COUNTA([.C$10:.C25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7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26])+[.G27]" office:value-type="time" office:time-value="PT32H10M00S" calcext:value-type="time">
            <text:p>32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7]; COUNTA([.C$28:.C28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5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6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7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7]; COUNTA([.C$28:.C38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40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9])+[.G40]" office:value-type="time" office:time-value="PT32H20M00S" calcext:value-type="time">
            <text:p>32:2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0]; COUNTA([.C$41:.C41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3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4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5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0]; COUNTA([.C$41:.C47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30M00S" calcext:value-type="time">
            <text:p>32:3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9])" office:value-type="time" office:time-value="PT03H45M00S" calcext:value-type="time">
            <text:p>03:45</text:p>
          </table:table-cell>
          <table:table-cell table:style-name="ce242" table:formula="of:=['7. Upload'.$J$3]" office:value-type="time" office:time-value="PT32H30M00S" calcext:value-type="time">
            <text:p>32:30</text:p>
          </table:table-cell>
          <table:table-cell table:style-name="ce251" table:formula="of:=MAX([.I4:.I65549])" office:value-type="time" office:time-value="PT35H45M00S" calcext:value-type="time">
            <text:p>35:4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3H00M00S" calcext:value-type="time">
            <text:p>33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3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2])+[.G23]" office:value-type="time" office:time-value="PT33H15M00S" calcext:value-type="time">
            <text:p>33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3]; COUNTA([.C$24:.C24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9])+[.G30]" office:value-type="time" office:time-value="PT33H30M00S" calcext:value-type="time">
            <text:p>09:3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4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5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0]; COUNTA([.C$31:.C37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9])+[.G39]" office:value-type="time" office:time-value="PT34H15M00S" calcext:value-type="time">
            <text:p>10:1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7])+[.G45]" office:value-type="time" office:time-value="PT33H45M00S" calcext:value-type="time">
            <text:p>09:4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60])+[.G61]" office:value-type="time" office:time-value="PT34H30M00S" calcext:value-type="time">
            <text:p>10:3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5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6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1]; COUNTA([.C$62:.C67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3])+[.G69]" office:value-type="time" office:time-value="PT35H30M00S" calcext:value-type="time">
            <text:p>11:3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9]; COUNTA([.C$70:.C71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9]; COUNTA([.C$70:.C72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5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4])+[.G75]" office:value-type="time" office:time-value="PT35H45M00S" calcext:value-type="time">
            <text:p>11:4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6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7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8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79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0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1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702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3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8"> 'Development', e.g. '</text:span><text:span text:style-name="T24">// MKY Version 1.0.28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3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</text:span><text:span text:style-name="T8"> 'Development', e.g. '</text:span><text:span text:style-name="T24">// NUnit Version 1.0.22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5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7">&gt; Append </text:span><text:span text:style-name="T8">'Development', e.g. '</text:span><text:span text:style-name="T24">// YAT Version 2.3.90 Development</text:span><text:span text:style-name="T8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5]; COUNTA([.C$76:.C87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5]; COUNTA([.C$76:.C89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5]; COUNTA([.C$76:.C91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3:23:00.3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7H51M45S</meta:editing-duration>
    <meta:editing-cycles>523</meta:editing-cycles>
    <meta:generator>LibreOffice/6.4.3.2$Windows_X86_64 LibreOffice_project/747b5d0ebf89f41c860ec2a39efd7cb15b54f2d8</meta:generator>
    <meta:initial-creator>Matthias Kläy</meta:initial-creator>
    <dc:date>2021-01-29T20:45:13.819000000</dc:date>
    <meta:print-date>2020-09-07T21:30:33.104000000</meta:print-date>
    <meta:document-statistic meta:table-count="9" meta:cell-count="1545" meta:object-count="0"/>
  </office:meta>
</office:document-meta>
</file>